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75in" fo:margin-right="0in" fo:text-indent="0in" style:auto-text-indent="false"/>
    </style:style>
    <style:style style:name="P5" style:family="paragraph" style:parent-style-name="Standard" style:list-style-name="L3"/>
    <style:style style:name="P6" style:family="paragraph" style:parent-style-name="Standard" style:list-style-name="L3">
      <style:paragraph-properties fo:margin-left="0in" fo:margin-right="0in" fo:text-indent="0in" style:auto-text-indent="false"/>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4">
      <style:paragraph-properties fo:margin-left="0in" fo:margin-right="0in" fo:text-indent="0in" style:auto-text-indent="false"/>
    </style:style>
    <style:style style:name="P23" style:family="paragraph" style:parent-style-name="Text_20_body" style:list-style-name="L3">
      <style:paragraph-properties fo:margin-left="0in" fo:margin-right="0in" fo:text-indent="0in" style:auto-text-indent="false"/>
    </style:style>
    <style:style style:name="P24" style:family="paragraph" style:parent-style-name="Text_20_body" style:list-style-name="L3">
      <style:paragraph-properties fo:margin-left="0in" fo:margin-right="0in"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4: Examining the Permanent Generation</text:h>
      <text:p text:style-name="Text_20_body">This demo uses VisualVM to examine the Permanent Generation heap space, what it does and how it works.</text:p>
      <text:h text:style-name="Heading_20_3" text:outline-level="3">Required Software</text:h>
      <text:list text:style-name="L1">
        <text:list-item>
          <text:p text:style-name="P7">Any OS</text:p>
        </text:list-item>
        <text:list-item>
          <text:p text:style-name="P7">JDK 1.5 or higher</text:p>
        </text:list-item>
        <text:list-item>
          <text:p text:style-name="P7">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7">Java2Demo </text:p>
        </text:list-item>
      </text:list>
      <text:p text:style-name="P1">Located in: &lt;JDK install dir&gt;/demo/jfc/Java2D/Java2Demo.jar</text:p>
      <text:h text:style-name="Heading_20_3" text:outline-level="3">Objective</text:h>
      <text:list text:style-name="L2">
        <text:list-item>
          <text:p text:style-name="P11">Examine the JVM's heap spaces and basics of how the JVM's garbage collector works with a particular focus on the young generation spaces (Eden and survivor spaces S1 and S2).</text:p>
        </text:list-item>
      </text:list>
      <text:h text:style-name="Heading_20_3" text:outline-level="3">Preparations</text:h>
      <text:p text:style-name="Text_20_body">Verify and if required download and install VisualVM.</text:p>
      <text:list text:style-name="L3">
        <text:list-item>
          <text:p text:style-name="P12">Verify if you are running Java SE 6 update 7 or later. To check enter the following command on a terminal window:</text:p>
        </text:list-item>
      </text:list>
      <text:p text:style-name="P1"><text:s/>java -version</text:p>
      <text:list text:style-name="L4">
        <text:list-item>
          <text:list>
            <text:list-header>
              <text:p text:style-name="P22">If the response is: java version "1.6.0_07" or later you can bypass the following VisualVM installation step.</text:p>
            </text:list-header>
          </text:list>
        </text:list-item>
      </text:list>
      <text:list text:style-name="L3" text:continue-numbering="true">
        <text:list-header>
          <text:p text:style-name="P5"/>
        </text:list-header>
        <text:list-item>
          <text:p text:style-name="P23">Down load and <text:s/>install VisualVM from <text:a xlink:type="simple" xlink:href="http://visualvm.dev.java.net/">http://visualvm.dev.java.net</text:a>. </text:p>
        </text:list-item>
        <text:list-item>
          <text:p text:style-name="P23">Add the bin subdirectory of the VisualVM install directory to the OS PATH variable.</text:p>
        </text:list-item>
      </text:list>
      <text:p text:style-name="Text_20_body">Install VisualGC plugin for VisualVM.</text:p>
      <text:list text:style-name="L3">
        <text:list-item text:start-value="1">
          <text:p text:style-name="P12">Launch VisualVM</text:p>
        </text:list-item>
      </text:list>
      <text:p text:style-name="P1">If you are using <text:s/>Java SE 6 update 7 or later run the following command in a terminal window:</text:p>
      <text:list text:style-name="L5">
        <text:list-item>
          <text:list>
            <text:list-header>
              <text:p text:style-name="P14">jvisualvm</text:p>
            </text:list-header>
          </text:list>
        </text:list-item>
      </text:list>
      <text:p text:style-name="P1">If you had installed VisualVM in step 1, run the following command in a terminal window:</text:p>
      <text:p text:style-name="P4">visualvm</text:p>
      <text:list text:style-name="L3" text:continue-numbering="true">
        <text:list-item>
          <text:p text:style-name="P12">Within Java VisualVM, download and install the VisualGC plug-in by selecting Tools &gt; Plugins menu option. </text:p>
        </text:list-item>
      </text:list>
      <text:p text:style-name="P1">On the Available Plug-ins tab, select the VisualGC Plug-in and press the "Install" button. Click through the installer wizard to install VisualGC plug-in. </text:p>
      <text:p text:style-name="P1">Close the Plug-ins window.</text:p>
      <text:list text:style-name="L3" text:continue-numbering="true">
        <text:list-header>
          <text:p text:style-name="P6"/>
        </text:list-header>
      </text:list>
      <text:h text:style-name="Heading_20_3" text:outline-level="3">Instructions</text:h>
      <text:list text:style-name="L3">
        <text:list-item text:start-value="1">
          <text:p text:style-name="P12">Launch VisualVM, if you bypassed performing the preparation steps.</text:p>
        </text:list-item>
      </text:list>
      <text:p text:style-name="P1">If you are using <text:s/>Java SE 6 update 7 or later run the following command in a command line window:</text:p>
      <text:p text:style-name="P4">jvisualvm</text:p>
      <text:p text:style-name="P1">If you had installed VisualVM in step 1, run the following command in a terminal window:</text:p>
      <text:p text:style-name="P4">visualvm</text:p>
      <text:list text:style-name="L3" text:continue-numbering="true">
        <text:list-item>
          <text:p text:style-name="P12">In a different command line window, run the Java2Demo. It is located in the &lt;JDK install dir&gt;<text:span text:style-name="T1">/demo/jfc/Java2D/</text:span> directory. </text:p>
        </text:list-item>
      </text:list>
      <text:p text:style-name="P1">java -client -Xmx12m -Xms3m -Xmn1m -XX:PermSize=1m -XX:MaxPermSize=3m -jar <text:s/>&lt;JDK install dir&gt;/demo/jfc/Java2D/Java2Demo.jar </text:p>
      <text:list text:style-name="L3" text:continue-numbering="true">
        <text:list-item>
          <text:p text:style-name="P12">Examine the VisualVM application GUI and notice the left panel automatically detects the Java2D demo application and displays its PID. <text:s/>Note this PID. </text:p>
        </text:list-item>
        <text:list-item>
          <text:p text:style-name="P12">Refresh the VisualGC tab (the right panel of VisualVM GUI). Select the PID that matches the Java2D demo you noted in step 4 from the drop down box labeled "Select Local VM".</text:p>
        </text:list-item>
        <text:list-item>
          <text:p text:style-name="P12">Examine the VisualGC application now running in the right panel. In particular observe the Java heap spaces: Perm, Old, Eden, S0 and S1.</text:p>
        </text:list-item>
        <text:list-item>
          <text:p text:style-name="P12">Java2Demo and slowly click on each of the tabs. </text:p>
        </text:list-item>
      </text:list>
      <text:p text:style-name="P1">As you click on each tab, watch what happens to the "Perm" space in VisualGC.  Do this for each of the tabs. Some of the tabs will result in Perm filling / raising more than others. This is expected.</text:p>
      <text:p text:style-name="P2">Explanation:</text:p>
      <text:p text:style-name="P1">The clicking of each tab causes the Java2Demo classes required to meet the requested functionality to load. As classes <text:s/>load into Permanent Generation, you can notice its use, or occupancy grow. If Permanent Generation runs out of space, it will try to unload unused / unreferenced classes by invoking a <text:s/>FullGC. If that fails to create enough space, then the JVM will throw an OutOfMemoryError. This is probably the most common root cause of OutOfMemoryErrors in Java applications. It historically has been very common in Java EE applications. <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6:11</dc:date>
    <dc:language>en-US</dc:language>
    <meta:editing-cycles>14</meta:editing-cycles>
    <meta:editing-duration>PT7H27M24S</meta:editing-duration>
    <meta:user-defined meta:name="Info 1"/>
    <meta:user-defined meta:name="Info 2"/>
    <meta:user-defined meta:name="Info 3"/>
    <meta:user-defined meta:name="Info 4"/>
    <meta:document-statistic meta:table-count="0" meta:image-count="0" meta:object-count="0" meta:page-count="2" meta:paragraph-count="42" meta:word-count="570" meta:character-count="3402"/>
  </office:meta>
</office:document-meta>
</file>